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 -9*[.A1]^2 + 108*[.A1]" office:value-type="float" office:value="0" calcext:value-type="float">
            <text:p>0</text:p>
          </table:table-cell>
          <table:table-cell table:formula="of:= -9*[.A1]^2 + 108*[.A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-9*[.A2]^2 + 108*[.A2]"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-9*[.A3]^2 + 108*[.A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-9*[.A4]^2 + 108*[.A4]"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-9*[.A5]^2 + 108*[.A5]"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-9*[.A6]^2 + 108*[.A6]"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 -9*[.A7]^2 + 108*[.A7]" office:value-type="float" office:value="321.75" calcext:value-type="float">
            <text:p>321.75</text:p>
          </table:table-cell>
          <table:table-cell/>
        </table:table-row>
        <table:table-row table:style-name="ro1">
          <table:table-cell office:value-type="float" office:value="5.6" calcext:value-type="float">
            <text:p>5.6</text:p>
          </table:table-cell>
          <table:table-cell table:formula="of:= -9*[.A8]^2 + 108*[.A8]" office:value-type="float" office:value="322.56" calcext:value-type="float">
            <text:p>322.56</text:p>
          </table:table-cell>
          <table:table-cell/>
        </table:table-row>
        <table:table-row table:style-name="ro1">
          <table:table-cell office:value-type="float" office:value="5.7" calcext:value-type="float">
            <text:p>5.7</text:p>
          </table:table-cell>
          <table:table-cell table:formula="of:= -9*[.A9]^2 + 108*[.A9]" office:value-type="float" office:value="323.19" calcext:value-type="float">
            <text:p>323.19</text:p>
          </table:table-cell>
          <table:table-cell/>
        </table:table-row>
        <table:table-row table:style-name="ro1">
          <table:table-cell office:value-type="float" office:value="5.8" calcext:value-type="float">
            <text:p>5.8</text:p>
          </table:table-cell>
          <table:table-cell table:formula="of:= -9*[.A10]^2 + 108*[.A10]" office:value-type="float" office:value="323.64" calcext:value-type="float">
            <text:p>323.64</text:p>
          </table:table-cell>
          <table:table-cell/>
        </table:table-row>
        <table:table-row table:style-name="ro1">
          <table:table-cell office:value-type="float" office:value="5.9" calcext:value-type="float">
            <text:p>5.9</text:p>
          </table:table-cell>
          <table:table-cell table:formula="of:= -9*[.A11]^2 + 108*[.A11]" office:value-type="float" office:value="323.91" calcext:value-type="float">
            <text:p>323.91</text:p>
          </table:table-cell>
          <table:table-cell/>
        </table:table-row>
        <table:table-row table:style-name="ro1">
          <table:table-cell office:value-type="float" office:value="5.93" calcext:value-type="float">
            <text:p>5.93</text:p>
          </table:table-cell>
          <table:table-cell table:formula="of:= -9*[.A12]^2 + 108*[.A12]" office:value-type="float" office:value="323.9559" calcext:value-type="float">
            <text:p>323.9559</text:p>
          </table:table-cell>
          <table:table-cell/>
        </table:table-row>
        <table:table-row table:style-name="ro1">
          <table:table-cell office:value-type="float" office:value="5.96" calcext:value-type="float">
            <text:p>5.96</text:p>
          </table:table-cell>
          <table:table-cell table:formula="of:= -9*[.A13]^2 + 108*[.A13]" office:value-type="float" office:value="323.9856" calcext:value-type="float">
            <text:p>323.9856</text:p>
          </table:table-cell>
          <table:table-cell/>
        </table:table-row>
        <table:table-row table:style-name="ro1">
          <table:table-cell office:value-type="float" office:value="5.99" calcext:value-type="float">
            <text:p>5.99</text:p>
          </table:table-cell>
          <table:table-cell table:formula="of:= -9*[.A14]^2 + 108*[.A14]" office:value-type="float" office:value="323.9991" calcext:value-type="float">
            <text:p>323.99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-9*[.A15]^2 + 108*[.A15]" office:value-type="float" office:value="324" calcext:value-type="float">
            <text:p>324</text:p>
          </table:table-cell>
          <table:table-cell/>
        </table:table-row>
        <table:table-row table:style-name="ro1">
          <table:table-cell office:value-type="float" office:value="6.01" calcext:value-type="float">
            <text:p>6.01</text:p>
          </table:table-cell>
          <table:table-cell table:formula="of:= -9*[.A16]^2 + 108*[.A16]" office:value-type="float" office:value="323.9991" calcext:value-type="float">
            <text:p>323.9991</text:p>
          </table:table-cell>
          <table:table-cell/>
        </table:table-row>
        <table:table-row table:style-name="ro1">
          <table:table-cell office:value-type="float" office:value="6.02" calcext:value-type="float">
            <text:p>6.02</text:p>
          </table:table-cell>
          <table:table-cell table:formula="of:= -9*[.A17]^2 + 108*[.A17]" office:value-type="float" office:value="323.9964" calcext:value-type="float">
            <text:p>323.9964</text:p>
          </table:table-cell>
          <table:table-cell/>
        </table:table-row>
        <table:table-row table:style-name="ro1">
          <table:table-cell office:value-type="float" office:value="6.03" calcext:value-type="float">
            <text:p>6.03</text:p>
          </table:table-cell>
          <table:table-cell table:formula="of:= -9*[.A18]^2 + 108*[.A18]" office:value-type="float" office:value="323.9919" calcext:value-type="float">
            <text:p>323.9919</text:p>
          </table:table-cell>
          <table:table-cell/>
        </table:table-row>
        <table:table-row table:style-name="ro1">
          <table:table-cell office:value-type="float" office:value="6.04" calcext:value-type="float">
            <text:p>6.04</text:p>
          </table:table-cell>
          <table:table-cell table:formula="of:= -9*[.A19]^2 + 108*[.A19]" office:value-type="float" office:value="323.9856" calcext:value-type="float">
            <text:p>323.9856</text:p>
          </table:table-cell>
          <table:table-cell/>
        </table:table-row>
        <table:table-row table:style-name="ro1">
          <table:table-cell office:value-type="float" office:value="6.05" calcext:value-type="float">
            <text:p>6.05</text:p>
          </table:table-cell>
          <table:table-cell table:formula="of:= -9*[.A20]^2 + 108*[.A20]" office:value-type="float" office:value="323.9775" calcext:value-type="float">
            <text:p>323.9775</text:p>
          </table:table-cell>
          <table:table-cell/>
        </table:table-row>
        <table:table-row table:style-name="ro1">
          <table:table-cell office:value-type="float" office:value="6.1" calcext:value-type="float">
            <text:p>6.1</text:p>
          </table:table-cell>
          <table:table-cell table:formula="of:= -9*[.A21]^2 + 108*[.A21]" office:value-type="float" office:value="323.91" calcext:value-type="float">
            <text:p>323.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-9*[.A22]^2 + 108*[.A22]"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-9*[.A23]^2 + 108*[.A23]"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-9*[.A24]^2 + 108*[.A24]"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-9*[.A25]^2 + 108*[.A25]" office:value-type="float" office:value="180" calcext:value-type="float">
            <text:p>18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2T02:42:17.582189000</meta:creation-date>
    <dc:date>2025-07-22T02:57:21.863195000</dc:date>
    <meta:editing-duration>PT15M5S</meta:editing-duration>
    <meta:editing-cycles>1</meta:editing-cycles>
    <meta:document-statistic meta:table-count="1" meta:cell-count="51" meta:object-count="0"/>
    <meta:generator>LibreOffice/25.2.5.2$MacOSX_AARCH64 LibreOffice_project/03d19516eb2e1dd5d4ccd751a0d6f35f35e08022</meta:generator>
  </office:meta>
</office:document-meta>
</file>